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B000001D85FE07B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3.35cm" fo:min-width="3.7cm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Course Software Requirements</text:p>
          </draw:text-box>
        </draw:frame>
        <draw:frame draw:style-name="gr1" draw:text-style-name="P1" draw:layer="layout" svg:width="21.68cm" svg:height="13.41cm" svg:x="3.2cm" svg:y="4.4cm">
          <draw:image xlink:href="Pictures/10000201000002FB000001D85FE07B40.png" xlink:type="simple" xlink:show="embed" xlink:actuate="onLoad">
            <text:p/>
          </draw:image>
        </draw:frame>
        <draw:custom-shape draw:style-name="gr2" draw:text-style-name="P1" draw:layer="layout" svg:width="4.2cm" svg:height="3.6cm" svg:x="7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8:34:29.555492298</meta:creation-date>
    <dc:date>2017-09-29T18:39:45.058093723</dc:date>
    <meta:editing-duration>PT5M15S</meta:editing-duration>
    <meta:editing-cycles>2</meta:editing-cycles>
    <meta:generator>LibreOffice/4.3.3.2$Linux_X86_64 LibreOffice_project/430m0$Build-2</meta:generator>
    <meta:document-statistic meta:object-count="26"/>
  </office:meta>
</office:document-meta>
</file>